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inuationHandlerMethodArgumentResolver.supportsParameter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HandlerMethodArgumentResolver.resolveArgument( MethodParameter parameter , BindingContext bindingContext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